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Florida A&amp;M (1-6)</text:p>
          </table:table-cell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25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orth Dakota State (4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Florida A&amp;M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36</text:p>
          </table:table-cell>
          <table:table-cell office:value-type="string">
            <text:p>.11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.07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44</text:p>
          </table:table-cell>
          <table:table-cell office:value-type="string">
            <text:p>.15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40</text:p>
          </table:table-cell>
          <table:table-cell office:value-type="string">
            <text:p>.125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.34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44</text:p>
          </table:table-cell>
          <table:table-cell office:value-type="string">
            <text:p>.02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265</text:p>
          </table:table-cell>
        </table:table-row>
      </table:table>
      <table:table table:name="Sheet 2">
        <table:table-row>
          <table:table-cell office:value-type="string">
            <text:p>Florida A&amp;M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ria Yvette Garcia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1</text:p>
          </table:table-cell>
          <table:table-cell office:value-type="string">
            <text:p>43</text:p>
          </table:table-cell>
          <table:table-cell office:value-type="string">
            <text:p>-.07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Radka Dimitrova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Nicole Abreu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15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Valentina Carrasco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Ilayda Nurk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Nair Canessa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Elena Dimitrova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ybuke Kocabiyik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ndelaria Herrera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57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Pamela Soriano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0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26</text:p>
          </table:table-cell>
          <table:table-cell office:value-type="string">
            <text:p>148</text:p>
          </table:table-cell>
          <table:table-cell office:value-type="string">
            <text:p>.122</text:p>
          </table:table-cell>
          <table:table-cell office:value-type="string">
            <text:p>42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3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2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545</text:p>
          </table:table-cell>
          <table:table-cell office:value-type="string">
            <text:p>4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2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11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8</text:p>
          </table:table-cell>
          <table:table-cell office:value-type="string">
            <text:p>17</text:p>
          </table:table-cell>
          <table:table-cell office:value-type="string">
            <text:p>137</text:p>
          </table:table-cell>
          <table:table-cell office:value-type="string">
            <text:p>.226</text:p>
          </table:table-cell>
          <table:table-cell office:value-type="string">
            <text:p>46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70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7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